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0b1e" officeooo:paragraph-rsid="00110b1e"/>
    </style:style>
    <style:style style:name="P2" style:family="paragraph" style:parent-style-name="Standard">
      <style:paragraph-properties fo:text-align="center" style:justify-single-word="false"/>
      <style:text-properties officeooo:rsid="00110b1e" officeooo:paragraph-rsid="00110b1e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officeooo:rsid="00110b1e" officeooo:paragraph-rsid="00110b1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officeooo:rsid="00110b1e" officeooo:paragraph-rsid="00110b1e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30056" officeooo:paragraph-rsid="00130056"/>
    </style:style>
    <style:style style:name="P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officeooo:rsid="001363d9" officeooo:paragraph-rsid="001363d9"/>
    </style:style>
    <style:style style:name="P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officeooo:rsid="001363d9" officeooo:paragraph-rsid="001427bb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363d9" officeooo:paragraph-rsid="001363d9"/>
    </style:style>
    <style:style style:name="P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officeooo:paragraph-rsid="00130056"/>
    </style:style>
    <style:style style:name="P10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officeooo:rsid="0013c6e4" officeooo:paragraph-rsid="0013c6e4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>
          <style:tab-stop style:position="0cm"/>
        </style:tab-stops>
      </style:paragraph-properties>
      <style:text-properties officeooo:rsid="001427bb" officeooo:paragraph-rsid="001427bb"/>
    </style:style>
    <style:style style:name="T1" style:family="text">
      <style:text-properties officeooo:rsid="00130056"/>
    </style:style>
    <style:style style:name="T2" style:family="text">
      <style:text-properties officeooo:rsid="001363d9"/>
    </style:style>
    <style:style style:name="T3" style:family="text">
      <style:text-properties officeooo:rsid="0013c6e4"/>
    </style:style>
    <style:style style:name="T4" style:family="text">
      <style:text-properties officeooo:rsid="001427bb"/>
    </style:style>
    <style:style style:name="T5" style:family="text">
      <style:text-properties officeooo:rsid="001493d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rnando Luís Loff – 2º Período de Análise e Desenvolvimento de Sistemas</text:p>
      <text:p text:style-name="P1"/>
      <text:p text:style-name="P2">Projeto de Banco de Dados para Mercado</text:p>
      <text:p text:style-name="P2"/>
      <text:p text:style-name="P3">Seu João da Silva é dono de um pequeno <text:span text:style-name="T1">mercado há vários anos, porém, devido ao a aumento de clientes, ele acabou tendo problemas com a gestão de seu mercado, principalmente com relação ao controle </text:span><text:span text:style-name="T4">de</text:span><text:span text:style-name="T1"> seus produtos, com isso apareceu a necessidade de um banco para ajudar seu João a</text:span><text:span text:style-name="T5">o</text:span><text:span text:style-name="T1"> gerencia</text:span><text:span text:style-name="T5">mento do</text:span><text:span text:style-name="T1"> mercado.</text:span></text:p>
      <text:p text:style-name="P4"/>
      <text:p text:style-name="P5"><text:tab/>O banco de dados que será criado para ajudar seu João ter<text:span text:style-name="T5">á</text:span> as seguintes funcionalidades, <text:span text:style-name="T2">divididas em 5 módulos</text:span>:</text:p>
      <text:list xml:id="list2440648093" text:style-name="L3">
        <text:list-item>
          <text:p text:style-name="P9"><text:span text:style-name="T2">Um módulo para cadastrar os </text:span><text:span text:style-name="T5">empregados</text:span><text:span text:style-name="T2"> do mercado;</text:span></text:p>
        </text:list-item>
        <text:list-item>
          <text:p text:style-name="P6">Um módulo para cadastrar clientes;</text:p>
        </text:list-item>
        <text:list-item>
          <text:p text:style-name="P10">Um módulo para registrar as despesas do mercado;</text:p>
        </text:list-item>
        <text:list-item>
          <text:p text:style-name="P6">Um módulo para registrar as vendas realizadas pelo mercado tanto por clientes que não aceitaram e pelos que aceitaram fazer o cadastro no mercado;</text:p>
        </text:list-item>
        <text:list-item>
          <text:p text:style-name="P7">Um módulo <text:span text:style-name="T3">para fazer o controle dos produtos </text:span><text:span text:style-name="T4">que estão no</text:span><text:span text:style-name="T3"> estoque e </text:span><text:span text:style-name="T4">também</text:span><text:span text:style-name="T3"> dos que estão nas prateleiras.</text:span></text:p>
        </text:list-item>
      </text:list>
      <text:p text:style-name="P8"/>
      <text:p text:style-name="P11">Caso seu João decida implementar o banco de dados, irá ajudar com um dos principais problemas que ele está enfrentando em seu mercado, que é o controle de seus produtos, vários clientes reclamam de produtos que acabam e não são repostos e também itens vencidos nas prateleiras, <text:span text:style-name="T5">outro problema que o mercado de João sofre é a gestão de suas despesas, onde muitas acabam sendo pagas fora do prazo gerando multas e juros, ou seja, mais gastos para o mercad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8T15:03:00.730000000</meta:creation-date>
    <dc:date>2022-08-28T16:10:06.050000000</dc:date>
    <meta:editing-duration>PT3M54S</meta:editing-duration>
    <meta:editing-cycles>1</meta:editing-cycles>
    <meta:document-statistic meta:table-count="0" meta:image-count="0" meta:object-count="0" meta:page-count="1" meta:paragraph-count="10" meta:word-count="240" meta:character-count="1380" meta:non-whitespace-character-count="1153"/>
    <meta:generator>LibreOffice/7.3.3.2$Windows_X86_64 LibreOffice_project/d1d0ea68f081ee2800a922cac8f79445e4603348</meta:generator>
  </office:meta>
</office:document-meta>
</file>